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Roman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7.102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2.19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aul_20_2.0-title">
      <style:graphic-properties draw:fill-color="#ffffff" draw:auto-grow-height="true" fo:min-height="15.137cm"/>
      <style:paragraph-properties style:writing-mode="lr-tb"/>
    </style:style>
    <style:style style:name="pr8" style:family="presentation" style:parent-style-name="Paul_20_2.0-notes">
      <style:graphic-properties draw:fill-color="#ffffff" fo:min-height="13.114cm"/>
      <style:paragraph-properties style:writing-mode="lr-tb"/>
    </style:style>
    <style:style style:name="pr9" style:family="presentation" style:parent-style-name="Paul_20_2.0-title">
      <style:graphic-properties draw:fill-color="#ffffff" draw:auto-grow-height="true" fo:min-height="14.748cm"/>
      <style:paragraph-properties style:writing-mode="lr-tb"/>
    </style:style>
    <style:style style:name="pr10" style:family="presentation" style:parent-style-name="Paul_20_2.0-title">
      <style:graphic-properties draw:fill-color="#ffffff" draw:auto-grow-height="true" fo:min-height="14.747cm"/>
      <style:paragraph-properties style:writing-mode="lr-tb"/>
    </style:style>
    <style:style style:name="pr11" style:family="presentation" style:parent-style-name="Paul_20_2.0-title">
      <style:graphic-properties fo:min-height="15.532cm"/>
      <style:paragraph-properties style:writing-mode="lr-tb"/>
    </style:style>
    <style:style style:name="pr12" style:family="presentation" style:parent-style-name="Paul_20_2.0-notes">
      <style:graphic-properties draw:fill-color="#ffffff" fo:min-height="13.364cm"/>
      <style:paragraph-properties style:writing-mode="lr-tb"/>
    </style:style>
    <style:style style:name="pr13" style:family="presentation" style:parent-style-name="Paul_20_2.0-title">
      <style:graphic-properties fo:min-height="14.747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-color="#ffffff"/>
      <style:text-properties fo:font-weight="normal" style:font-weight-asian="normal" style:font-weight-complex="normal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style:font-name="DejaVu Sans Mono1"/>
    </style:style>
    <style:style style:name="P7" style:family="paragraph">
      <loext:graphic-properties draw:fill-color="#ffffff"/>
      <style:paragraph-properties fo:text-align="start"/>
      <style:text-properties style:font-name="DejaVu Sans Mono1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style:font-name="Courier New" fo:font-size="72pt" fo:font-weight="bold"/>
    </style:style>
    <style:style style:name="P10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1" style:family="paragraph">
      <style:paragraph-properties fo:text-align="start"/>
      <style:text-properties style:font-name="DejaVu Sans Mono" fo:font-size="36pt" fo:font-weight="bold" style:font-weight-asian="bold" style:font-weight-complex="bold"/>
    </style:style>
    <style:style style:name="P12" style:family="paragraph">
      <loext:graphic-properties draw:fill-color="#ffffff"/>
      <style:paragraph-properties fo:text-align="start"/>
      <style:text-properties style:font-name="DejaVu Sans Mono" fo:font-size="36pt" fo:font-weight="bold" style:font-weight-asian="bold" style:font-weight-complex="bold"/>
    </style:style>
    <style:style style:name="P13" style:family="paragraph">
      <loext:graphic-properties draw:fill-color="#ffffff"/>
      <style:paragraph-properties fo:margin-left="0cm" fo:margin-right="0cm" fo:text-align="start" fo:text-indent="0cm"/>
      <style:text-properties style:font-name="Courier New" fo:font-size="24pt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-color="#ffffff"/>
      <style:paragraph-properties fo:margin-left="0cm" fo:margin-right="0cm" fo:text-indent="0cm"/>
    </style:style>
    <style:style style:name="P16" style:family="paragraph">
      <loext:graphic-properties draw:fill-color="#ffffff"/>
      <style:paragraph-properties fo:margin-left="0cm" fo:margin-right="0cm" fo:text-indent="0cm"/>
      <style:text-properties style:font-name="Courier New"/>
    </style:style>
    <style:style style:name="P17" style:family="paragraph">
      <style:paragraph-properties fo:text-align="start"/>
      <style:text-properties style:font-name="Bitstream Vera Sans Mono" fo:font-size="72pt" fo:font-weight="normal" style:font-weight-asian="normal" style:font-weight-complex="normal"/>
    </style:style>
    <style:style style:name="P18" style:family="paragraph">
      <style:paragraph-properties fo:text-align="start"/>
      <style:text-properties style:font-name="Bitstream Vera Sans Mono" fo:font-size="40pt" fo:font-weight="normal" style:font-weight-asian="normal" style:font-weight-complex="normal"/>
    </style:style>
    <style:style style:name="P19" style:family="paragraph">
      <style:text-properties style:font-name="Bitstream Vera Sans Mono" fo:font-size="40pt" fo:font-weight="normal" style:font-weight-asian="normal" style:font-weight-complex="normal"/>
    </style:style>
    <style:style style:name="P20" style:family="paragraph">
      <loext:graphic-properties draw:fill-color="#ffffff"/>
      <style:paragraph-properties fo:margin-left="0cm" fo:margin-right="0cm" fo:text-align="start" fo:text-indent="0cm"/>
      <style:text-properties style:font-name="Courier New" fo:font-size="42pt"/>
    </style:style>
    <style:style style:name="P21" style:family="paragraph">
      <loext:graphic-properties draw:fill-color="#ffffff"/>
      <style:paragraph-properties fo:margin-left="0cm" fo:margin-right="0cm" fo:text-align="start" fo:text-indent="0cm"/>
      <style:text-properties style:font-name="Courier New" fo:font-size="48pt"/>
    </style:style>
    <style:style style:name="P22" style:family="paragraph">
      <loext:graphic-properties draw:fill-color="#ffffff"/>
      <style:paragraph-properties fo:margin-left="0cm" fo:margin-right="0cm" fo:text-align="start" fo:text-indent="0cm"/>
      <style:text-properties style:font-name="Courier New" fo:font-size="44pt"/>
    </style:style>
    <style:style style:name="P23" style:family="paragraph">
      <loext:graphic-properties draw:fill-color="#ffffff"/>
      <style:paragraph-properties fo:margin-left="0cm" fo:margin-right="0cm" fo:text-align="start" fo:text-indent="0cm"/>
      <style:text-properties style:font-name="Courier New" fo:font-size="2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4pt" fo:font-weight="normal" style:font-size-asian="15pt" style:font-weight-asian="normal" style:font-size-complex="15pt" style:font-weight-complex="normal"/>
    </style:style>
    <style:style style:name="T3" style:family="text">
      <style:text-properties fo:font-size="26pt" fo:font-weight="normal" style:font-size-asian="10.5pt" style:font-weight-asian="normal" style:font-size-complex="10.5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1" fo:font-size="40pt" style:font-size-asian="14pt" style:font-size-complex="14pt"/>
    </style:style>
    <style:style style:name="T6" style:family="text">
      <style:text-properties fo:font-size="72pt" style:font-size-asian="24pt" style:font-size-complex="24pt"/>
    </style:style>
    <style:style style:name="T7" style:family="text">
      <style:text-properties style:font-name="Courier New" fo:font-size="36pt" fo:font-weight="bold" style:font-size-asian="22pt" style:font-size-complex="22pt"/>
    </style:style>
    <style:style style:name="T8" style:family="text">
      <style:text-properties fo:color="#ff0000" style:font-name="Courier New" fo:font-size="36pt" fo:font-weight="bold" style:font-size-asian="22pt" style:font-size-complex="22pt"/>
    </style:style>
    <style:style style:name="T9" style:family="text">
      <style:text-properties style:font-name="DejaVu Sans Mono" fo:font-size="36pt" fo:font-weight="bold" style:font-size-asian="13pt" style:font-weight-asian="bold" style:font-size-complex="13pt" style:font-weight-complex="bold"/>
    </style:style>
    <style:style style:name="T10" style:family="text">
      <style:text-properties style:font-name="Courier New" fo:font-size="60pt" fo:font-weight="bold" style:font-size-asian="36pt" style:font-size-complex="36pt"/>
    </style:style>
    <style:style style:name="T11" style:family="text">
      <style:text-properties style:font-name="Courier New" fo:font-size="24pt"/>
    </style:style>
    <style:style style:name="T12" style:family="text">
      <style:text-properties fo:color="#000000" style:text-outline="false" style:text-line-through-style="none" style:text-line-through-type="none" style:font-name="Courier New" fo:font-size="24pt" fo:font-style="normal" fo:text-shadow="none" style:text-underline-style="none" fo:font-weight="bold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13" style:family="text">
      <style:text-properties fo:color="#ff0000" style:font-name="Courier New" fo:font-size="24pt"/>
    </style:style>
    <style:style style:name="T14" style:family="text">
      <style:text-properties style:font-name="Courier New"/>
    </style:style>
    <style:style style:name="T15" style:family="text">
      <style:text-properties style:font-name="Bitstream Vera Sans Mono" fo:font-size="48pt" fo:font-weight="normal" style:font-size-asian="28pt" style:font-weight-asian="normal" style:font-size-complex="28pt" style:font-weight-complex="normal"/>
    </style:style>
    <style:style style:name="T16" style:family="text">
      <style:text-properties style:font-name="Bitstream Vera Sans Mono" fo:font-size="40pt" fo:font-weight="normal" style:font-size-asian="24pt" style:font-weight-asian="normal" style:font-size-complex="24pt" style:font-weight-complex="normal"/>
    </style:style>
    <style:style style:name="T17" style:family="text">
      <style:text-properties style:font-name="Courier New" fo:font-size="42pt"/>
    </style:style>
    <style:style style:name="T18" style:family="text">
      <style:text-properties style:font-name="Courier New" fo:font-size="48pt"/>
    </style:style>
    <style:style style:name="T19" style:family="text">
      <style:text-properties style:font-name="Courier New" fo:font-size="44pt"/>
    </style:style>
    <style:style style:name="T20" style:family="text">
      <style:text-properties fo:color="#ff0000" style:font-name="Courier New" fo:font-size="44pt"/>
    </style:style>
    <style:style style:name="T21" style:family="text">
      <style:text-properties style:font-name="Courier New" fo:font-size="28pt"/>
    </style:style>
    <style:style style:name="T22" style:family="text">
      <style:text-properties fo:color="#ffffff" style:font-name="Courier New"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8cm" svg:height="7.102cm" svg:x="0.4cm" svg:y="1.4cm" presentation:class="title" presentation:user-transformed="true">
          <draw:text-box>
            <text:p text:style-name="P1"><text:span text:style-name="T1">Writing Beautiful</text:span><text:span text:style-name="T1"><text:line-break/></text:span><text:span text:style-name="T1">Regular Expressions</text:span><text:span text:style-name="T1"><text:line-break/></text:span><text:span text:style-name="T1">In Any¹ Language</text:span></text:p>
          </draw:text-box>
        </draw:frame>
        <draw:frame presentation:style-name="pr2" draw:text-style-name="P3" draw:layer="layout" svg:width="25.199cm" svg:height="3.787cm" svg:x="1.8cm" svg:y="10.493cm" presentation:class="subtitle" presentation:user-transformed="true">
          <draw:text-box>
            <text:p text:style-name="P2"><text:span text:style-name="T2">Paul Fenwick</text:span></text:p>
            <text:p text:style-name="P2"><text:span text:style-name="T3">Mastodon: @pjf@cloudisland.nz</text:span></text:p>
            <text:p text:style-name="P2"><text:span text:style-name="T3">Email: pjf@perltraining.com.au</text:span></text:p>
          </draw:text-box>
        </draw:frame>
        <draw:frame draw:style-name="gr1" draw:text-style-name="P4" draw:layer="layout" svg:width="26.224cm" svg:height="0.962cm" svg:x="1.8cm" svg:y="14.6cm">
          <draw:text-box>
            <text:p>¹ Conditions Apply. Some languages don't support regexps at all. But most modern ones do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>I'm a</text:p>
            <text:p>Perl Guy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>Teach Perl</text:p>
            <text:p>Professionally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5" draw:layer="layout" svg:width="25.199cm" svg:height="12.19cm" svg:x="1.4cm" svg:y="0.628cm" presentation:class="subtitle" presentation:user-transformed="true">
          <draw:text-box>
            <text:p>5am</text:p>
            <text:p>Australia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>Regexps aren't scary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5" draw:text-style-name="P5" draw:layer="layout" svg:width="25.199cm" svg:height="12.19cm" svg:x="1.4cm" svg:y="0.628cm" presentation:class="subtitle">
          <draw:text-box>
            <text:p>We can <text:span text:style-name="T4">make</text:span> them scary!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>Many people</text:p>
            <text:p>do!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7" draw:layer="layout" svg:width="25.199cm" svg:height="13.145cm" svg:x="1.4cm" svg:y="0.137cm" presentation:class="subtitle" presentation:user-transformed="true">
          <draw:text-box>
            <text:p text:style-name="P6"><text:span text:style-name="T5">^([a-zA-Z0-9# ]+)-([a-zA-Z ]*)([a-zA-Z0-9_ ]+)-([a-zA-Z0-9_ ]+)-([a-zA-Z0-9_ ]+)-([a-zA-Z0-9_ ]+)-([a-zA-Z0-9_ ]+)-([a-zA-Z0-9_ ]+)-([a-zA-Z0-9_ ]+)-([a-zA-Z0-9_ ]+)-([a-zA-Z0-9_ ]+)-([a-zA-Z ~]+)([a-zA-Z0-9_ ]+)\.rpt$</text:span></text:p>
          </draw:text-box>
        </draw:frame>
        <draw:frame draw:style-name="gr1" draw:text-style-name="P4" draw:layer="layout" svg:width="6.954cm" svg:height="0.962cm" svg:x="2.6cm" svg:y="14.4cm">
          <draw:text-box>
            <text:p>Source: StackOverflow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>Friendly</text:p>
            <text:p>Regexps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5" draw:layer="layout" svg:width="25.199cm" svg:height="12.19cm" svg:x="1.4cm" svg:y="0.626cm" presentation:class="subtitle" presentation:user-transformed="true">
          <draw:text-box>
            <text:p><text:span text:style-name="T6">Regular Expresions Are Their Own Langua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>Work (mostly)</text:p>
            <text:p>the same everywhere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>How you call</text:p>
            <text:p>them is different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ul_20_2.0" presentation:presentation-page-layout-name="AL3T19">
        <office:forms form:automatic-focus="false" form:apply-design-mode="false"/>
        <draw:frame presentation:style-name="pr7" draw:text-style-name="P9" draw:layer="layout" svg:width="25.199cm" svg:height="15.137cm" svg:x="1.4cm" svg:y="0.427cm" presentation:class="title" presentation:user-transformed="true">
          <draw:text-box>
            <text:p text:style-name="P8"><text:span text:style-name="T7"># Perl</text:span><text:span text:style-name="T7"><text:line-break/></text:span><text:span text:style-name="T7"><text:line-break/></text:span><text:span text:style-name="T7">my $string = "…";</text:span><text:span text:style-name="T7"><text:line-break/></text:span><text:span text:style-name="T7">my $regexp = 'RegExp';</text:span><text:span text:style-name="T7"><text:line-break/></text:span><text:span text:style-name="T7"><text:line-break/></text:span><text:span text:style-name="T7">if ($string </text:span><text:span text:style-name="T8">=~</text:span><text:span text:style-name="T7"> /$regexp/) {</text:span><text:span text:style-name="T7"><text:line-break/></text:span><text:span text:style-name="T7"> <text:s/>say "String matches RegExp!"</text:span><text:span text:style-name="T7"><text:line-break/></text:span><text:span text:style-name="T7">}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13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ul_20_2.0" presentation:presentation-page-layout-name="AL3T19">
        <office:forms form:automatic-focus="false" form:apply-design-mode="false"/>
        <draw:frame presentation:style-name="pr7" draw:text-style-name="P9" draw:layer="layout" svg:width="25.199cm" svg:height="15.137cm" svg:x="1.4cm" svg:y="0.427cm" presentation:class="title" presentation:user-transformed="true">
          <draw:text-box>
            <text:p text:style-name="P8"><text:span text:style-name="T7"># PHP</text:span><text:span text:style-name="T7"><text:line-break/></text:span><text:span text:style-name="T7"><text:line-break/></text:span><text:span text:style-name="T7">$string = "…";</text:span><text:span text:style-name="T7"><text:line-break/></text:span><text:span text:style-name="T7">$regexp = '/RegExp/';</text:span><text:span text:style-name="T7"><text:line-break/></text:span><text:span text:style-name="T7"><text:line-break/></text:span><text:span text:style-name="T7">if (</text:span><text:span text:style-name="T8">preg_match</text:span><text:span text:style-name="T7">($regexp,$string) {</text:span><text:span text:style-name="T7"><text:line-break/></text:span><text:span text:style-name="T7"> <text:s/>print "String matches RegExp!"</text:span><text:span text:style-name="T7"><text:line-break/></text:span><text:span text:style-name="T7">}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14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ul_20_2.0" presentation:presentation-page-layout-name="AL3T19">
        <office:forms form:automatic-focus="false" form:apply-design-mode="false"/>
        <draw:frame presentation:style-name="pr7" draw:text-style-name="P9" draw:layer="layout" svg:width="26.2cm" svg:height="15.137cm" svg:x="1.4cm" svg:y="0.427cm" presentation:class="title" presentation:user-transformed="true">
          <draw:text-box>
            <text:p text:style-name="P8"><text:span text:style-name="T7"># JavaScript</text:span><text:span text:style-name="T7"><text:line-break/></text:span><text:span text:style-name="T7"><text:line-break/></text:span><text:span text:style-name="T7">const string = "…";</text:span><text:span text:style-name="T7"><text:line-break/></text:span><text:span text:style-name="T7">const regexp = /RegExp/;</text:span><text:span text:style-name="T7"><text:line-break/></text:span><text:span text:style-name="T7"><text:line-break/></text:span><text:span text:style-name="T7">if ( </text:span><text:span text:style-name="T8">regexp.exec</text:span><text:span text:style-name="T7">($string) ) {</text:span><text:span text:style-name="T7"><text:line-break/></text:span><text:span text:style-name="T7"> <text:s/>alert("String matches RegExp!");</text:span><text:span text:style-name="T7"><text:line-break/></text:span><text:span text:style-name="T7">}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15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>C#</text:p>
            <text:p>C++</text:p>
            <text:p>Python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4" draw:text-style-name="P12" draw:layer="layout" svg:width="25.199cm" svg:height="13.303cm" svg:x="2.2cm" svg:y="1.4cm" presentation:class="subtitle" presentation:user-transformed="true">
          <draw:text-box>
            <text:p text:style-name="P11"><text:span text:style-name="T9">[A-Z] – Character class</text:span></text:p>
            <text:p text:style-name="P11"><text:span text:style-name="T9"/></text:p>
            <text:p text:style-name="P11"><text:span text:style-name="T9">+ - One or more times</text:span></text:p>
            <text:p text:style-name="P11"><text:span text:style-name="T9"/></text:p>
            <text:p text:style-name="P11"><text:span text:style-name="T9">* - Zero or more times</text:span></text:p>
            <text:p text:style-name="P11"><text:span text:style-name="T9"/></text:p>
            <text:p text:style-name="P11"><text:span text:style-name="T9">( ) - Capture</text:span></text:p>
            <text:p text:style-name="P11"><text:span text:style-name="T9"/></text:p>
            <text:p text:style-name="P11"><text:span text:style-name="T9">(?:foo|bar|baz) – Alternatives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>Let's Beautify!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ul_20_2.0" presentation:presentation-page-layout-name="AL3T19">
        <office:forms form:automatic-focus="false" form:apply-design-mode="false"/>
        <draw:frame presentation:style-name="pr7" draw:text-style-name="P9" draw:layer="layout" svg:width="25.199cm" svg:height="15.137cm" svg:x="1.4cm" svg:y="0.43cm" presentation:class="title" presentation:user-transformed="true">
          <draw:text-box>
            <text:p text:style-name="P8"><text:span text:style-name="T10">m{^([\w-]+)</text:span><text:span text:style-name="T10"><text:line-break/></text:span><text:span text:style-name="T10">\s+(\d+)\s+</text:span><text:span text:style-name="T10"><text:line-break/></text:span><text:span text:style-name="T10">(\w+)\s+(\w+)</text:span><text:span text:style-name="T10"><text:line-break/></text:span><text:span text:style-name="T10">\s+(\d+)\s+</text:span><text:span text:style-name="T10"><text:line-break/></text:span><text:span text:style-name="T10">(\w+\s+\d+\s+</text:span><text:span text:style-name="T10"><text:line-break/></text:span><text:span text:style-name="T10">[\d:]+)\s+(.*)$}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19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ul_20_2.0" presentation:presentation-page-layout-name="AL3T19">
        <office:forms form:automatic-focus="false" form:apply-design-mode="false"/>
        <draw:frame presentation:style-name="pr9" draw:text-style-name="P13" draw:layer="layout" svg:width="25.199cm" svg:height="14.748cm" svg:x="1.4cm" svg:y="0.627cm" presentation:class="title" presentation:user-transformed="true">
          <draw:text-box>
            <text:p text:style-name="P8"><text:span text:style-name="T11"><text:line-break/></text:span><text:span text:style-name="T11">m{</text:span><text:span text:style-name="T11"><text:line-break/></text:span><text:span text:style-name="T11"> <text:s text:c="3"/>^</text:span><text:span text:style-name="T11"><text:line-break/></text:span><text:span text:style-name="T11"> <text:s text:c="3"/>([\w-]+)\s+ <text:s text:c="16"/># Permissions</text:span><text:span text:style-name="T11"><text:line-break/></text:span><text:span text:style-name="T11"> <text:s text:c="3"/>(\d+)\s+ <text:s text:c="19"/># Links</text:span><text:span text:style-name="T11"><text:line-break/></text:span><text:span text:style-name="T11"> <text:s text:c="3"/>(\w+)\s+ <text:s text:c="19"/># User</text:span><text:span text:style-name="T11"><text:line-break/></text:span><text:span text:style-name="T11"> <text:s text:c="3"/>(\w+)\s+ <text:s text:c="19"/># Group</text:span><text:span text:style-name="T11"><text:line-break/></text:span><text:span text:style-name="T11"> <text:s text:c="3"/>(\d+)\s+ <text:s text:c="19"/># File size</text:span><text:span text:style-name="T11"><text:line-break/></text:span><text:span text:style-name="T11"> <text:s text:c="3"/>(\w+\s+\d+\s+[\d:]+)\s+ <text:s text:c="4"/># Date and time.</text:span><text:span text:style-name="T11"><text:line-break/></text:span><text:span text:style-name="T11"> <text:s text:c="3"/>(.*) <text:s text:c="23"/># Filename.</text:span><text:span text:style-name="T11"><text:line-break/></text:span><text:span text:style-name="T11"> <text:s text:c="3"/>$</text:span><text:span text:style-name="T11"><text:line-break/></text:span><text:span text:style-name="T11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20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ul_20_2.0" presentation:presentation-page-layout-name="AL3T19">
        <office:forms form:automatic-focus="false" form:apply-design-mode="false"/>
        <draw:frame presentation:style-name="pr9" draw:text-style-name="P13" draw:layer="layout" svg:width="25.199cm" svg:height="14.748cm" svg:x="1.4cm" svg:y="0.627cm" presentation:class="title" presentation:user-transformed="true">
          <draw:text-box>
            <text:p text:style-name="P8"><text:span text:style-name="T12">m{</text:span><text:span text:style-name="T11">(?x)</text:span><text:span text:style-name="T11"><text:line-break/></text:span><text:span text:style-name="T11"> <text:s text:c="3"/>^</text:span><text:span text:style-name="T11"><text:line-break/></text:span><text:span text:style-name="T11"> <text:s text:c="3"/>([\w-]+)\s+ <text:s text:c="16"/># Permissions</text:span><text:span text:style-name="T11"><text:line-break/></text:span><text:span text:style-name="T11"> <text:s text:c="3"/>(\d+)\s+ <text:s text:c="19"/># Links</text:span><text:span text:style-name="T11"><text:line-break/></text:span><text:span text:style-name="T11"> <text:s text:c="3"/>(\w+)\s+ <text:s text:c="19"/># User</text:span><text:span text:style-name="T11"><text:line-break/></text:span><text:span text:style-name="T11"> <text:s text:c="3"/>(\w+)\s+ <text:s text:c="19"/># Group</text:span><text:span text:style-name="T11"><text:line-break/></text:span><text:span text:style-name="T11"> <text:s text:c="3"/>(\d+)\s+ <text:s text:c="19"/># File size</text:span><text:span text:style-name="T11"><text:line-break/></text:span><text:span text:style-name="T11"> <text:s text:c="3"/>(\w+\s+\d+\s+[\d:]+)\s+ <text:s text:c="4"/># Date and time.</text:span><text:span text:style-name="T11"><text:line-break/></text:span><text:span text:style-name="T11"> <text:s text:c="3"/>(.*) <text:s text:c="23"/># Filename.</text:span><text:span text:style-name="T11"><text:line-break/></text:span><text:span text:style-name="T11"> <text:s text:c="3"/>$</text:span><text:span text:style-name="T11"><text:line-break/></text:span><text:span text:style-name="T11">}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21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ul_20_2.0" presentation:presentation-page-layout-name="AL3T19">
        <office:forms form:automatic-focus="false" form:apply-design-mode="false"/>
        <draw:frame presentation:style-name="pr10" draw:text-style-name="P15" draw:layer="layout" svg:width="25.199cm" svg:height="14.747cm" svg:x="1.4cm" svg:y="0.627cm" presentation:class="title">
          <draw:text-box>
            <text:p text:style-name="P14">What's my size?</text:p>
          </draw:text-box>
        </draw:frame>
        <presentation:notes draw:style-name="dp1">
          <draw:page-thumbnail draw:style-name="gr2" draw:layer="layout" svg:width="14.848cm" svg:height="11.136cm" svg:x="3.075cm" svg:y="2.257cm" draw:page-number="22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ul_20_2.0" presentation:presentation-page-layout-name="AL3T19">
        <office:forms form:automatic-focus="false" form:apply-design-mode="false"/>
        <draw:frame presentation:style-name="pr9" draw:text-style-name="P15" draw:layer="layout" svg:width="25.199cm" svg:height="14.748cm" svg:x="1.4cm" svg:y="0.627cm" presentation:class="title" presentation:user-transformed="true">
          <draw:text-box>
            <text:p text:style-name="P14">What if parens change?</text:p>
          </draw:text-box>
        </draw:frame>
        <presentation:notes draw:style-name="dp1">
          <draw:page-thumbnail draw:style-name="gr2" draw:layer="layout" svg:width="14.848cm" svg:height="11.136cm" svg:x="3.075cm" svg:y="2.257cm" draw:page-number="23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ul_20_2.0" presentation:presentation-page-layout-name="AL3T19">
        <office:forms form:automatic-focus="false" form:apply-design-mode="false"/>
        <draw:frame presentation:style-name="pr9" draw:text-style-name="P13" draw:layer="layout" svg:width="25.199cm" svg:height="14.748cm" svg:x="1.4cm" svg:y="0.627cm" presentation:class="title" presentation:user-transformed="true">
          <draw:text-box>
            <text:p text:style-name="P8"><text:span text:style-name="T11">m{</text:span><text:span text:style-name="T11"><text:line-break/></text:span><text:span text:style-name="T11"> <text:s text:c="3"/>^</text:span><text:span text:style-name="T11"><text:line-break/></text:span><text:span text:style-name="T11"> <text:s text:c="3"/>([\w-]+)\s+ <text:s text:c="16"/># Permissions</text:span><text:span text:style-name="T11"><text:line-break/></text:span><text:span text:style-name="T11"> <text:s text:c="3"/>(\d+)\s+ <text:s text:c="19"/># Links</text:span><text:span text:style-name="T11"><text:line-break/></text:span><text:span text:style-name="T11"> <text:s text:c="3"/>(\w+)\s+ <text:s text:c="19"/># User</text:span><text:span text:style-name="T11"><text:line-break/></text:span><text:span text:style-name="T11"> <text:s text:c="3"/>(\w+)\s+ <text:s text:c="19"/># Group</text:span><text:span text:style-name="T11"><text:line-break/></text:span><text:span text:style-name="T11"> <text:s text:c="3"/>(\d+)\s+ <text:s text:c="19"/># File size</text:span><text:span text:style-name="T11"><text:line-break/></text:span><text:span text:style-name="T11"> <text:s text:c="3"/>(\w+\s+\d+\s+[\d:]+)\s+ <text:s text:c="4"/># Date and time.</text:span><text:span text:style-name="T11"><text:line-break/></text:span><text:span text:style-name="T11"> <text:s text:c="3"/>(.*) <text:s text:c="23"/># Filename.</text:span><text:span text:style-name="T11"><text:line-break/></text:span><text:span text:style-name="T11"> <text:s text:c="3"/>$</text:span><text:span text:style-name="T11"><text:line-break/></text:span><text:span text:style-name="T11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24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ul_20_2.0" presentation:presentation-page-layout-name="AL3T19">
        <office:forms form:automatic-focus="false" form:apply-design-mode="false"/>
        <draw:frame presentation:style-name="pr9" draw:text-style-name="P13" draw:layer="layout" svg:width="25.199cm" svg:height="14.748cm" svg:x="1.4cm" svg:y="0.627cm" presentation:class="title" presentation:user-transformed="true">
          <draw:text-box>
            <text:p text:style-name="P8"><text:span text:style-name="T11">m{</text:span><text:span text:style-name="T11"><text:line-break/></text:span><text:span text:style-name="T11"> <text:s text:c="3"/>^</text:span><text:span text:style-name="T11"><text:line-break/></text:span><text:span text:style-name="T11"> <text:s text:c="3"/></text:span><text:span text:style-name="T13">$preamble</text:span><text:span text:style-name="T11"><text:line-break/></text:span><text:span text:style-name="T11"> <text:s text:c="3"/>([\w-]+)\s+ <text:s text:c="16"/># Permissions</text:span><text:span text:style-name="T11"><text:line-break/></text:span><text:span text:style-name="T11"> <text:s text:c="3"/>(\d+)\s+ <text:s text:c="19"/># Links</text:span><text:span text:style-name="T11"><text:line-break/></text:span><text:span text:style-name="T11"> <text:s text:c="3"/>(\w+)\s+ <text:s text:c="19"/># User</text:span><text:span text:style-name="T11"><text:line-break/></text:span><text:span text:style-name="T11"> <text:s text:c="3"/>(\w+)\s+ <text:s text:c="19"/># Group</text:span><text:span text:style-name="T11"><text:line-break/></text:span><text:span text:style-name="T11"> <text:s text:c="3"/>(\d+)\s+ <text:s text:c="19"/># File size</text:span><text:span text:style-name="T11"><text:line-break/></text:span><text:span text:style-name="T11"> <text:s text:c="3"/>(\w+\s+\d+\s+[\d:]+)\s+ <text:s text:c="4"/># Date and time.</text:span><text:span text:style-name="T11"><text:line-break/></text:span><text:span text:style-name="T11"> <text:s text:c="3"/>(.*) <text:s text:c="23"/># Filename.</text:span><text:span text:style-name="T11"><text:line-break/></text:span><text:span text:style-name="T11"> <text:s text:c="3"/>$</text:span><text:span text:style-name="T11"><text:line-break/></text:span><text:span text:style-name="T11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25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ul_20_2.0" presentation:presentation-page-layout-name="AL3T19">
        <office:forms form:automatic-focus="false" form:apply-design-mode="false"/>
        <draw:frame presentation:style-name="pr10" draw:text-style-name="P15" draw:layer="layout" svg:width="25.199cm" svg:height="14.747cm" svg:x="1.4cm" svg:y="0.627cm" presentation:class="title">
          <draw:text-box>
            <text:p text:style-name="P14">Named Captures<text:line-break/>to the rescue</text:p>
          </draw:text-box>
        </draw:frame>
        <presentation:notes draw:style-name="dp1">
          <draw:page-thumbnail draw:style-name="gr2" draw:layer="layout" svg:width="14.848cm" svg:height="11.136cm" svg:x="3.075cm" svg:y="2.257cm" draw:page-number="26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ul_20_2.0" presentation:presentation-page-layout-name="AL3T19">
        <office:forms form:automatic-focus="false" form:apply-design-mode="false"/>
        <draw:frame presentation:style-name="pr9" draw:text-style-name="P13" draw:layer="layout" svg:width="25.199cm" svg:height="14.748cm" svg:x="1.4cm" svg:y="0.627cm" presentation:class="title" presentation:user-transformed="true">
          <draw:text-box>
            <text:p text:style-name="P8"><text:span text:style-name="T11">m{</text:span><text:span text:style-name="T11"><text:line-break/></text:span><text:span text:style-name="T11"> <text:s text:c="3"/>^</text:span><text:span text:style-name="T11"><text:line-break/></text:span><text:span text:style-name="T11"> <text:s text:c="3"/>(</text:span><text:span text:style-name="T13">?&lt;permissions&gt;</text:span><text:span text:style-name="T11"> <text:s text:c="5"/>[\w-]+)\s+</text:span><text:span text:style-name="T11"><text:line-break/></text:span><text:span text:style-name="T11"> <text:s text:c="3"/>(</text:span><text:span text:style-name="T13">?&lt;links&gt;</text:span><text:span text:style-name="T11"> <text:s text:c="14"/>\d+)\s+</text:span><text:span text:style-name="T11"><text:line-break/></text:span><text:span text:style-name="T11"> <text:s text:c="3"/>(</text:span><text:span text:style-name="T13">?&lt;user&gt;</text:span><text:span text:style-name="T11"> <text:s text:c="15"/>\w+)\s+</text:span><text:span text:style-name="T11"><text:line-break/></text:span><text:span text:style-name="T11"> <text:s text:c="3"/>(</text:span><text:span text:style-name="T13">?&lt;group&gt;</text:span><text:span text:style-name="T11"> <text:s text:c="14"/>\w+)\s+</text:span><text:span text:style-name="T11"><text:line-break/></text:span><text:span text:style-name="T11"> <text:s text:c="3"/>(</text:span><text:span text:style-name="T13">?&lt;size&gt;</text:span><text:span text:style-name="T11"> <text:s text:c="15"/>\d+)\s+</text:span><text:span text:style-name="T11"><text:line-break/></text:span><text:span text:style-name="T11"> <text:s text:c="3"/>(</text:span><text:span text:style-name="T13">?&lt;date&gt;</text:span><text:span text:style-name="T11"> \w+\s+\d+\s+[\d:]+)\s+</text:span><text:span text:style-name="T11"><text:line-break/></text:span><text:span text:style-name="T11"> <text:s text:c="3"/>(</text:span><text:span text:style-name="T13">?&lt;filename&gt;</text:span><text:span text:style-name="T11"> <text:s text:c="12"/>.*)</text:span><text:span text:style-name="T11"><text:line-break/></text:span><text:span text:style-name="T11"> <text:s text:c="3"/>$</text:span><text:span text:style-name="T11"><text:line-break/></text:span><text:span text:style-name="T11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27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ul_20_2.0" presentation:presentation-page-layout-name="AL3T19">
        <office:forms form:automatic-focus="false" form:apply-design-mode="false"/>
        <draw:frame presentation:style-name="pr10" draw:text-style-name="P16" draw:layer="layout" svg:width="25.199cm" svg:height="14.747cm" svg:x="1.4cm" svg:y="0.627cm" presentation:class="title">
          <draw:text-box>
            <text:p text:style-name="P14"><text:span text:style-name="T14">$+{filename}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28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ul_20_2.0" presentation:presentation-page-layout-name="AL3T19">
        <office:forms form:automatic-focus="false" form:apply-design-mode="false"/>
        <draw:frame presentation:style-name="pr10" draw:text-style-name="P16" draw:layer="layout" svg:width="25.199cm" svg:height="14.747cm" svg:x="1.4cm" svg:y="0.627cm" presentation:class="title">
          <draw:text-box>
            <text:p text:style-name="P14"><text:span text:style-name="T14">$+{size}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29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ul_20_2.0" presentation:presentation-page-layout-name="AL3T19">
        <draw:frame presentation:style-name="pr11" draw:text-style-name="P17" draw:layer="layout" svg:width="26.6cm" svg:height="15.532cm" svg:x="1.4cm" svg:y="0.233cm" presentation:class="title" presentation:user-transformed="true">
          <draw:text-box>
            <text:p text:style-name="P17"><text:span text:style-name="T15">PHP</text:span><text:span text:style-name="T15"><text:line-break/></text:span><text:span text:style-name="T15"><text:line-break/></text:span><text:span text:style-name="T15">preg_match($re, $string,</text:span><text:span text:style-name="T15"><text:line-break/></text:span><text:span text:style-name="T15"> $matches);</text:span><text:span text:style-name="T15"><text:line-break/></text:span><text:span text:style-name="T15"><text:line-break/></text:span><text:span text:style-name="T15">print $matches['filename'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ul_20_2.0" presentation:presentation-page-layout-name="AL3T19">
        <draw:frame presentation:style-name="pr13" draw:text-style-name="P19" draw:layer="layout" svg:width="25.199cm" svg:height="14.788cm" svg:x="1.4cm" svg:y="0.599cm" presentation:class="title" presentation:user-transformed="true">
          <draw:text-box>
            <text:p text:style-name="P18"><text:span text:style-name="T16">JavaScript</text:span><text:span text:style-name="T16"><text:line-break/></text:span><text:span text:style-name="T16"><text:line-break/></text:span><text:span text:style-name="T16">const re = new RegExp(/.../);</text:span><text:span text:style-name="T16"><text:line-break/></text:span><text:span text:style-name="T16"><text:line-break/></text:span><text:span text:style-name="T16">const groups =</text:span><text:span text:style-name="T16"><text:line-break/></text:span><text:span text:style-name="T16"> <text:s/>re.exec(string).groups;</text:span><text:span text:style-name="T16"><text:line-break/></text:span><text:span text:style-name="T16"><text:line-break/></text:span><text:span text:style-name="T16">alert(groups.filename);</text:span><text:span text:style-name="T16"><text:line-break/></text:span><text:span text:style-name="T1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ul_20_2.0" presentation:presentation-page-layout-name="AL3T19">
        <office:forms form:automatic-focus="false" form:apply-design-mode="false"/>
        <draw:frame presentation:style-name="pr10" draw:text-style-name="P15" draw:layer="layout" svg:width="25.199cm" svg:height="14.747cm" svg:x="1.4cm" svg:y="0.627cm" presentation:class="title">
          <draw:text-box>
            <text:p text:style-name="P14">Gets better!</text:p>
          </draw:text-box>
        </draw:frame>
        <presentation:notes draw:style-name="dp1">
          <draw:page-thumbnail draw:style-name="gr2" draw:layer="layout" svg:width="14.848cm" svg:height="11.136cm" svg:x="3.075cm" svg:y="2.257cm" draw:page-number="32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ul_20_2.0" presentation:presentation-page-layout-name="AL3T19">
        <office:forms form:automatic-focus="false" form:apply-design-mode="false"/>
        <draw:frame presentation:style-name="pr10" draw:text-style-name="P20" draw:layer="layout" svg:width="25.199cm" svg:height="14.747cm" svg:x="1.4cm" svg:y="0.627cm" presentation:class="title">
          <draw:text-box>
            <text:p text:style-name="P8"><text:span text:style-name="T17">my $title = qr{</text:span><text:span text:style-name="T17"><text:line-break/></text:span><text:span text:style-name="T17"> <text:s text:c="3"/>(?&lt;title&gt;</text:span><text:span text:style-name="T17"><text:line-break/></text:span><text:span text:style-name="T17"> <text:s text:c="4"/>Mrs|Mr|Ms|Miss|Mx|Dr</text:span><text:span text:style-name="T17"><text:line-break/></text:span><text:span text:style-name="T17"> <text:s text:c="3"/>)</text:span><text:span text:style-name="T17"><text:line-break/></text:span><text:span text:style-name="T17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33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ul_20_2.0" presentation:presentation-page-layout-name="AL3T19">
        <office:forms form:automatic-focus="false" form:apply-design-mode="false"/>
        <draw:frame presentation:style-name="pr10" draw:text-style-name="P21" draw:layer="layout" svg:width="25.199cm" svg:height="14.747cm" svg:x="1.4cm" svg:y="0.627cm" presentation:class="title">
          <draw:text-box>
            <text:p text:style-name="P8"><text:span text:style-name="T18">my $name = qr{</text:span><text:span text:style-name="T18"><text:line-break/></text:span><text:span text:style-name="T18"> <text:s text:c="3"/>(?&lt;name&gt; \w+ )</text:span><text:span text:style-name="T18"><text:line-break/></text:span><text:span text:style-name="T18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34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ul_20_2.0" presentation:presentation-page-layout-name="AL3T19">
        <office:forms form:automatic-focus="false" form:apply-design-mode="false"/>
        <draw:frame presentation:style-name="pr10" draw:text-style-name="P22" draw:layer="layout" svg:width="25.199cm" svg:height="14.747cm" svg:x="1.4cm" svg:y="0.627cm" presentation:class="title">
          <draw:text-box>
            <text:p text:style-name="P8"><text:span text:style-name="T19">$letter =~ m{</text:span><text:span text:style-name="T19"><text:line-break/></text:span><text:span text:style-name="T19"> <text:s text:c="2"/>Dear \s $title \s $name,</text:span><text:span text:style-name="T19"><text:line-break/></text:span><text:span text:style-name="T19">}x;</text:span><text:span text:style-name="T19"><text:line-break/></text:span><text:span text:style-name="T19"><text:line-break/></text:span><text:span text:style-name="T19">say "Title: $+{title}";</text:span><text:span text:style-name="T19"><text:line-break/></text:span><text:span text:style-name="T19">say "Name: <text:s/>$+{name}"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35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ul_20_2.0" presentation:presentation-page-layout-name="AL3T19">
        <office:forms form:automatic-focus="false" form:apply-design-mode="false"/>
        <draw:frame presentation:style-name="pr10" draw:text-style-name="P22" draw:layer="layout" svg:width="25.199cm" svg:height="14.747cm" svg:x="1.4cm" svg:y="0.627cm" presentation:class="title">
          <draw:text-box>
            <text:p text:style-name="P8"><text:span text:style-name="T19">$letter =~ m{</text:span><text:span text:style-name="T19"><text:line-break/></text:span><text:span text:style-name="T19"> <text:s text:c="2"/>Dear \s $title \s $name</text:span><text:span text:style-name="T19"><text:line-break/></text:span><text:span text:style-name="T19"> <text:s text:c="2"/></text:span><text:span text:style-name="T20">\s</text:span><text:span text:style-name="T19"><text:line-break/></text:span><text:span text:style-name="T19"> <text:s text:c="2"/></text:span><text:span text:style-name="T20">and <text:s/>\s $title \s $name</text:span><text:span text:style-name="T19"><text:line-break/></text:span><text:span text:style-name="T19">}x;</text:span><text:span text:style-name="T19"><text:line-break/></text:span><text:span text:style-name="T19"><text:line-break/></text:span><text:span text:style-name="T19">say "Name 0: </text:span><text:span text:style-name="T20">$-</text:span><text:span text:style-name="T19">{name}</text:span><text:span text:style-name="T20">[0]</text:span><text:span text:style-name="T19">";</text:span><text:span text:style-name="T19"><text:line-break/></text:span><text:span text:style-name="T19">say "Name 1: </text:span><text:span text:style-name="T20">$-</text:span><text:span text:style-name="T19">{name}</text:span><text:span text:style-name="T20">[1]</text:span><text:span text:style-name="T19">"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36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draw:frame presentation:style-name="pr4" draw:text-style-name="P5" draw:layer="layout" svg:width="25.199cm" svg:height="12.19cm" svg:x="1.4cm" svg:y="0.628cm" presentation:class="subtitle" presentation:user-transformed="true">
          <draw:text-box>
            <text:p>rxrx demo! 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2">
        <office:forms form:automatic-focus="false" form:apply-design-mode="false"/>
        <draw:frame presentation:style-name="pr4" draw:text-style-name="P5" draw:layer="layout" svg:width="25.199cm" svg:height="12.19cm" svg:x="1.4cm" svg:y="0.628cm" presentation:class="subtitle">
          <draw:text-box>
            <text:p>Thank you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32">
        <draw:frame presentation:style-name="pr4" draw:text-style-name="P5" draw:layer="layout" svg:width="25.199cm" svg:height="12.19cm" svg:x="1.4cm" svg:y="0.628cm" presentation:class="subtitle">
          <draw:text-box>
            <text:p>Bonus</text:p>
            <text:p>Section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ul_20_2.0" presentation:presentation-page-layout-name="AL3T19">
        <office:forms form:automatic-focus="false" form:apply-design-mode="false"/>
        <draw:frame presentation:style-name="pr9" draw:text-style-name="P15" draw:layer="layout" svg:width="25.199cm" svg:height="14.748cm" svg:x="1.4cm" svg:y="0.627cm" presentation:class="title" presentation:user-transformed="true">
          <draw:text-box>
            <text:p text:style-name="P14">Grammars</text:p>
          </draw:text-box>
        </draw:frame>
        <presentation:notes draw:style-name="dp1">
          <draw:page-thumbnail draw:style-name="gr2" draw:layer="layout" svg:width="14.848cm" svg:height="11.136cm" svg:x="3.075cm" svg:y="2.257cm" draw:page-number="40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ul_20_2.0" presentation:presentation-page-layout-name="AL3T19">
        <office:forms form:automatic-focus="false" form:apply-design-mode="false"/>
        <draw:frame presentation:style-name="pr9" draw:text-style-name="P23" draw:layer="layout" svg:width="25.199cm" svg:height="14.748cm" svg:x="1.4cm" svg:y="0.627cm" presentation:class="title" presentation:user-transformed="true">
          <draw:text-box>
            <text:p text:style-name="P8"><text:span text:style-name="T21">my $expression = qr{</text:span><text:span text:style-name="T21"><text:line-break/></text:span><text:span text:style-name="T21"> (?(DEFINE)</text:span><text:span text:style-name="T21"><text:line-break/></text:span><text:span text:style-name="T22"> <text:s/>(?&lt;expr&gt; <text:s text:c="2"/>(?&amp;term) (?&amp;opterm)? <text:s text:c="7"/>)</text:span><text:span text:style-name="T22"><text:line-break/></text:span><text:span text:style-name="T22"> <text:s/>(?&lt;term&gt; <text:s text:c="2"/>(?&amp;ident) | (?&amp;number) <text:s text:c="5"/>)</text:span><text:span text:style-name="T22"><text:line-break/></text:span><text:span text:style-name="T22"> <text:s/>(?&lt;opterm&gt; (?&amp;op) (?&amp;term) (?&amp;opterm)? )</text:span><text:span text:style-name="T22"><text:line-break/></text:span><text:span text:style-name="T22"> <text:s/>(?&lt;op&gt; <text:s text:c="4"/>[=+*/-] <text:s text:c="20"/>)</text:span><text:span text:style-name="T22"><text:line-break/></text:span><text:span text:style-name="T22"> <text:s/>(?&lt;ident&gt; <text:s/>[A-Za-z][A-Za-z0-9]* <text:s text:c="7"/>)</text:span><text:span text:style-name="T22"><text:line-break/></text:span><text:span text:style-name="T22"> <text:s/>(?&lt;number&gt; [0-9]+ <text:s text:c="21"/>)</text:span><text:span text:style-name="T22"><text:line-break/></text:span><text:span text:style-name="T22"> )</text:span><text:span text:style-name="T22"><text:line-break/></text:span><text:span text:style-name="T22"> (?&amp;expr)</text:span><text:span text:style-name="T22"><text:line-break/></text:span><text:span text:style-name="T22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41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ul_20_2.0" presentation:presentation-page-layout-name="AL3T19">
        <office:forms form:automatic-focus="false" form:apply-design-mode="false"/>
        <draw:frame presentation:style-name="pr9" draw:text-style-name="P23" draw:layer="layout" svg:width="25.199cm" svg:height="14.748cm" svg:x="1.4cm" svg:y="0.627cm" presentation:class="title" presentation:user-transformed="true">
          <draw:text-box>
            <text:p text:style-name="P8"><text:span text:style-name="T21">my $expression = qr{</text:span><text:span text:style-name="T21"><text:line-break/></text:span><text:span text:style-name="T21"> (?(DEFINE)</text:span><text:span text:style-name="T21"><text:line-break/></text:span><text:span text:style-name="T21"> <text:s/>(?&lt;expr&gt; <text:s text:c="2"/>(?&amp;term) (?&amp;opterm)? <text:s text:c="7"/>)</text:span><text:span text:style-name="T21"><text:line-break/></text:span><text:span text:style-name="T22"> <text:s/>(?&lt;term&gt; <text:s text:c="2"/>(?&amp;ident) | (?&amp;number) <text:s text:c="5"/>)</text:span><text:span text:style-name="T22"><text:line-break/></text:span><text:span text:style-name="T22"> <text:s/>(?&lt;opterm&gt; (?&amp;op) (?&amp;term) (?&amp;opterm)? )</text:span><text:span text:style-name="T22"><text:line-break/></text:span><text:span text:style-name="T22"> <text:s/>(?&lt;op&gt; <text:s text:c="4"/>[=+*/-] <text:s text:c="20"/>)</text:span><text:span text:style-name="T22"><text:line-break/></text:span><text:span text:style-name="T22"> <text:s/>(?&lt;ident&gt; <text:s/>[A-Za-z][A-Za-z0-9]* <text:s text:c="7"/>)</text:span><text:span text:style-name="T22"><text:line-break/></text:span><text:span text:style-name="T22"> <text:s/>(?&lt;number&gt; [0-9]+ <text:s text:c="21"/>)</text:span><text:span text:style-name="T22"><text:line-break/></text:span><text:span text:style-name="T22"> )</text:span><text:span text:style-name="T22"><text:line-break/></text:span><text:span text:style-name="T22"> (?&amp;expr)</text:span><text:span text:style-name="T22"><text:line-break/></text:span><text:span text:style-name="T22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42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ul_20_2.0" presentation:presentation-page-layout-name="AL3T19">
        <office:forms form:automatic-focus="false" form:apply-design-mode="false"/>
        <draw:frame presentation:style-name="pr9" draw:text-style-name="P23" draw:layer="layout" svg:width="25.199cm" svg:height="14.748cm" svg:x="1.4cm" svg:y="0.627cm" presentation:class="title" presentation:user-transformed="true">
          <draw:text-box>
            <text:p text:style-name="P8"><text:span text:style-name="T21">my $expression = qr{</text:span><text:span text:style-name="T21"><text:line-break/></text:span><text:span text:style-name="T21"> (?(DEFINE)</text:span><text:span text:style-name="T21"><text:line-break/></text:span><text:span text:style-name="T21"> <text:s/>(?&lt;expr&gt; <text:s text:c="2"/>(?&amp;term) (?&amp;opterm)? <text:s text:c="7"/>)</text:span><text:span text:style-name="T21"><text:line-break/></text:span><text:span text:style-name="T21"> <text:s/>(?&lt;term&gt; <text:s text:c="2"/>(?&amp;ident) | (?&amp;number) <text:s text:c="5"/>)</text:span><text:span text:style-name="T21"><text:line-break/></text:span><text:span text:style-name="T22"> <text:s/>(?&lt;opterm&gt; (?&amp;op) (?&amp;term) (?&amp;opterm)? )</text:span><text:span text:style-name="T22"><text:line-break/></text:span><text:span text:style-name="T22"> <text:s/>(?&lt;op&gt; <text:s text:c="4"/>[=+*/-] <text:s text:c="20"/>)</text:span><text:span text:style-name="T22"><text:line-break/></text:span><text:span text:style-name="T22"> <text:s/>(?&lt;ident&gt; <text:s/>[A-Za-z][A-Za-z0-9]* <text:s text:c="7"/>)</text:span><text:span text:style-name="T22"><text:line-break/></text:span><text:span text:style-name="T22"> <text:s/>(?&lt;number&gt; [0-9]+ <text:s text:c="21"/>)</text:span><text:span text:style-name="T22"><text:line-break/></text:span><text:span text:style-name="T22"> )</text:span><text:span text:style-name="T22"><text:line-break/></text:span><text:span text:style-name="T22"> (?&amp;expr)</text:span><text:span text:style-name="T22"><text:line-break/></text:span><text:span text:style-name="T22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43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ul_20_2.0" presentation:presentation-page-layout-name="AL3T19">
        <office:forms form:automatic-focus="false" form:apply-design-mode="false"/>
        <draw:frame presentation:style-name="pr9" draw:text-style-name="P23" draw:layer="layout" svg:width="25.199cm" svg:height="14.748cm" svg:x="1.4cm" svg:y="0.627cm" presentation:class="title" presentation:user-transformed="true">
          <draw:text-box>
            <text:p text:style-name="P8"><text:span text:style-name="T21">my $expression = qr{</text:span><text:span text:style-name="T21"><text:line-break/></text:span><text:span text:style-name="T21"> (?(DEFINE)</text:span><text:span text:style-name="T21"><text:line-break/></text:span><text:span text:style-name="T21"> <text:s/>(?&lt;expr&gt; <text:s text:c="2"/>(?&amp;term) (?&amp;opterm)? <text:s text:c="7"/>)</text:span><text:span text:style-name="T21"><text:line-break/></text:span><text:span text:style-name="T21"> <text:s/>(?&lt;term&gt; <text:s text:c="2"/>(?&amp;ident) | (?&amp;number) <text:s text:c="5"/>)</text:span><text:span text:style-name="T21"><text:line-break/></text:span><text:span text:style-name="T21"> <text:s/>(?&lt;opterm&gt; (?&amp;op) (?&amp;term) (?&amp;opterm)? )</text:span><text:span text:style-name="T21"><text:line-break/></text:span><text:span text:style-name="T22"> <text:s/>(?&lt;op&gt; <text:s text:c="4"/>[=+*/-] <text:s text:c="20"/>)</text:span><text:span text:style-name="T22"><text:line-break/></text:span><text:span text:style-name="T22"> <text:s/>(?&lt;ident&gt; <text:s/>[A-Za-z][A-Za-z0-9]* <text:s text:c="7"/>)</text:span><text:span text:style-name="T22"><text:line-break/></text:span><text:span text:style-name="T22"> <text:s/>(?&lt;number&gt; [0-9]+ <text:s text:c="21"/>)</text:span><text:span text:style-name="T22"><text:line-break/></text:span><text:span text:style-name="T22"> )</text:span><text:span text:style-name="T22"><text:line-break/></text:span><text:span text:style-name="T22"> (?&amp;expr)</text:span><text:span text:style-name="T22"><text:line-break/></text:span><text:span text:style-name="T22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44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ul_20_2.0" presentation:presentation-page-layout-name="AL3T19">
        <office:forms form:automatic-focus="false" form:apply-design-mode="false"/>
        <draw:frame presentation:style-name="pr9" draw:text-style-name="P23" draw:layer="layout" svg:width="25.199cm" svg:height="14.748cm" svg:x="1.4cm" svg:y="0.627cm" presentation:class="title" presentation:user-transformed="true">
          <draw:text-box>
            <text:p text:style-name="P8"><text:span text:style-name="T21">my $expression = qr{</text:span><text:span text:style-name="T21"><text:line-break/></text:span><text:span text:style-name="T21"> (?(DEFINE)</text:span><text:span text:style-name="T21"><text:line-break/></text:span><text:span text:style-name="T21"> <text:s/>(?&lt;expr&gt; <text:s text:c="2"/>(?&amp;term) (?&amp;opterm)? <text:s text:c="7"/>)</text:span><text:span text:style-name="T21"><text:line-break/></text:span><text:span text:style-name="T21"> <text:s/>(?&lt;term&gt; <text:s text:c="2"/>(?&amp;ident) | (?&amp;number) <text:s text:c="5"/>)</text:span><text:span text:style-name="T21"><text:line-break/></text:span><text:span text:style-name="T21"> <text:s/>(?&lt;opterm&gt; (?&amp;op) (?&amp;term) (?&amp;opterm)? )</text:span><text:span text:style-name="T21"><text:line-break/></text:span><text:span text:style-name="T21"> <text:s/>(?&lt;op&gt; <text:s text:c="4"/>[=+*/-] <text:s text:c="20"/>)</text:span><text:span text:style-name="T21"><text:line-break/></text:span><text:span text:style-name="T22"> <text:s/>(?&lt;ident&gt; <text:s/>[A-Za-z][A-Za-z0-9]* <text:s text:c="7"/>)</text:span><text:span text:style-name="T22"><text:line-break/></text:span><text:span text:style-name="T22"> <text:s/>(?&lt;number&gt; [0-9]+ <text:s text:c="21"/>)</text:span><text:span text:style-name="T22"><text:line-break/></text:span><text:span text:style-name="T22"> )</text:span><text:span text:style-name="T22"><text:line-break/></text:span><text:span text:style-name="T22"> (?&amp;expr)</text:span><text:span text:style-name="T22"><text:line-break/></text:span><text:span text:style-name="T22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45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ul_20_2.0" presentation:presentation-page-layout-name="AL3T19">
        <office:forms form:automatic-focus="false" form:apply-design-mode="false"/>
        <draw:frame presentation:style-name="pr9" draw:text-style-name="P23" draw:layer="layout" svg:width="25.199cm" svg:height="14.748cm" svg:x="1.4cm" svg:y="0.627cm" presentation:class="title" presentation:user-transformed="true">
          <draw:text-box>
            <text:p text:style-name="P8"><text:span text:style-name="T21">my $expression = qr{</text:span><text:span text:style-name="T21"><text:line-break/></text:span><text:span text:style-name="T21"> (?(DEFINE)</text:span><text:span text:style-name="T21"><text:line-break/></text:span><text:span text:style-name="T21"> <text:s/>(?&lt;expr&gt; <text:s text:c="2"/>(?&amp;term) (?&amp;opterm)? <text:s text:c="7"/>)</text:span><text:span text:style-name="T21"><text:line-break/></text:span><text:span text:style-name="T21"> <text:s/>(?&lt;term&gt; <text:s text:c="2"/>(?&amp;ident) | (?&amp;number) <text:s text:c="5"/>)</text:span><text:span text:style-name="T21"><text:line-break/></text:span><text:span text:style-name="T21"> <text:s/>(?&lt;opterm&gt; (?&amp;op) (?&amp;term) (?&amp;opterm)? )</text:span><text:span text:style-name="T21"><text:line-break/></text:span><text:span text:style-name="T21"> <text:s/>(?&lt;op&gt; <text:s text:c="4"/>[=+*/-] <text:s text:c="20"/>)</text:span><text:span text:style-name="T21"><text:line-break/></text:span><text:span text:style-name="T21"> <text:s/>(?&lt;ident&gt; <text:s/>[A-Za-z][A-Za-z0-9]* <text:s text:c="7"/>)</text:span><text:span text:style-name="T21"><text:line-break/></text:span><text:span text:style-name="T22"> <text:s/>(?&lt;number&gt; [0-9]+ <text:s text:c="21"/>)</text:span><text:span text:style-name="T22"><text:line-break/></text:span><text:span text:style-name="T22"> )</text:span><text:span text:style-name="T22"><text:line-break/></text:span><text:span text:style-name="T22"> (?&amp;expr)</text:span><text:span text:style-name="T22"><text:line-break/></text:span><text:span text:style-name="T22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46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ul_20_2.0" presentation:presentation-page-layout-name="AL3T19">
        <office:forms form:automatic-focus="false" form:apply-design-mode="false"/>
        <draw:frame presentation:style-name="pr9" draw:text-style-name="P23" draw:layer="layout" svg:width="25.199cm" svg:height="14.748cm" svg:x="1.4cm" svg:y="0.627cm" presentation:class="title" presentation:user-transformed="true">
          <draw:text-box>
            <text:p text:style-name="P8"><text:span text:style-name="T21">my $expression = qr{</text:span><text:span text:style-name="T21"><text:line-break/></text:span><text:span text:style-name="T21"> (?(DEFINE)</text:span><text:span text:style-name="T21"><text:line-break/></text:span><text:span text:style-name="T21"> <text:s/>(?&lt;expr&gt; <text:s text:c="2"/>(?&amp;term) (?&amp;opterm)? <text:s text:c="7"/>)</text:span><text:span text:style-name="T21"><text:line-break/></text:span><text:span text:style-name="T21"> <text:s/>(?&lt;term&gt; <text:s text:c="2"/>(?&amp;ident) | (?&amp;number) <text:s text:c="5"/>)</text:span><text:span text:style-name="T21"><text:line-break/></text:span><text:span text:style-name="T21"> <text:s/>(?&lt;opterm&gt; (?&amp;op) (?&amp;term) (?&amp;opterm)? )</text:span><text:span text:style-name="T21"><text:line-break/></text:span><text:span text:style-name="T21"> <text:s/>(?&lt;op&gt; <text:s text:c="4"/>[=+*/-] <text:s text:c="20"/>)</text:span><text:span text:style-name="T21"><text:line-break/></text:span><text:span text:style-name="T21"> <text:s/>(?&lt;ident&gt; <text:s/>[A-Za-z][A-Za-z0-9]* <text:s text:c="7"/>)</text:span><text:span text:style-name="T21"><text:line-break/></text:span><text:span text:style-name="T21"> <text:s/>(?&lt;number&gt; [0-9]+ <text:s text:c="21"/>)</text:span><text:span text:style-name="T21"><text:line-break/></text:span><text:span text:style-name="T21"> )</text:span><text:span text:style-name="T21"><text:line-break/></text:span><text:span text:style-name="T22"> (?&amp;expr)</text:span><text:span text:style-name="T22"><text:line-break/></text:span><text:span text:style-name="T22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47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ul_20_2.0" presentation:presentation-page-layout-name="AL3T19">
        <office:forms form:automatic-focus="false" form:apply-design-mode="false"/>
        <draw:frame presentation:style-name="pr9" draw:text-style-name="P23" draw:layer="layout" svg:width="25.199cm" svg:height="14.748cm" svg:x="1.4cm" svg:y="0.627cm" presentation:class="title" presentation:user-transformed="true">
          <draw:text-box>
            <text:p text:style-name="P8"><text:span text:style-name="T21">my $expression = qr{</text:span><text:span text:style-name="T21"><text:line-break/></text:span><text:span text:style-name="T21"> (?(DEFINE)</text:span><text:span text:style-name="T21"><text:line-break/></text:span><text:span text:style-name="T21"> <text:s/>(?&lt;expr&gt; <text:s text:c="2"/>(?&amp;term) (?&amp;opterm)? <text:s text:c="7"/>)</text:span><text:span text:style-name="T21"><text:line-break/></text:span><text:span text:style-name="T21"> <text:s/>(?&lt;term&gt; <text:s text:c="2"/>(?&amp;ident) | (?&amp;number) <text:s text:c="5"/>)</text:span><text:span text:style-name="T21"><text:line-break/></text:span><text:span text:style-name="T21"> <text:s/>(?&lt;opterm&gt; (?&amp;op) (?&amp;term) (?&amp;opterm)? )</text:span><text:span text:style-name="T21"><text:line-break/></text:span><text:span text:style-name="T21"> <text:s/>(?&lt;op&gt; <text:s text:c="4"/>[=+*/-] <text:s text:c="20"/>)</text:span><text:span text:style-name="T21"><text:line-break/></text:span><text:span text:style-name="T21"> <text:s/>(?&lt;ident&gt; <text:s/>[A-Za-z][A-Za-z0-9]* <text:s text:c="7"/>)</text:span><text:span text:style-name="T21"><text:line-break/></text:span><text:span text:style-name="T21"> <text:s/>(?&lt;number&gt; [0-9]+ <text:s text:c="21"/>)</text:span><text:span text:style-name="T21"><text:line-break/></text:span><text:span text:style-name="T21"> )</text:span><text:span text:style-name="T21"><text:line-break/></text:span><text:span text:style-name="T21"> (?&amp;expr)</text:span><text:span text:style-name="T21"><text:line-break/></text:span><text:span text:style-name="T21">}x;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48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ul_20_2.0" presentation:presentation-page-layout-name="AL3T19">
        <office:forms form:automatic-focus="false" form:apply-design-mode="false"/>
        <draw:frame presentation:style-name="pr9" draw:text-style-name="P23" draw:layer="layout" svg:width="25.199cm" svg:height="14.748cm" svg:x="1.4cm" svg:y="0.627cm" presentation:class="title" presentation:user-transformed="true">
          <draw:text-box>
            <text:p text:style-name="P8"><text:span text:style-name="T21">while (&lt;&gt;) {</text:span><text:span text:style-name="T21"><text:line-break/></text:span><text:span text:style-name="T21"> <text:s/>say "That's an expression"</text:span><text:span text:style-name="T21"><text:line-break/></text:span><text:span text:style-name="T21"> <text:s text:c="3"/>if /^ $expression $/x;</text:span><text:span text:style-name="T21"><text:line-break/></text:span><text:span text:style-name="T21">}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49" presentation:class="page"/>
          <draw:frame presentation:style-name="pr8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Roman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12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ul_20_2.0-background" style:display-name="Paul 2.0-background" style:family="presentation">
      <style:graphic-properties draw:stroke="none" draw:fill="none"/>
    </style:style>
    <style:style style:name="Paul_20_2.0-backgroundobjects" style:display-name="Paul 2.0-backgroundobjects" style:family="presentation">
      <style:graphic-properties draw:shadow="hidden" draw:shadow-offset-x="0.3cm" draw:shadow-offset-y="0.3cm" draw:shadow-color="#808080"/>
    </style:style>
    <style:style style:name="Paul_20_2.0-notes" style:display-name="Paul 2.0-notes" style:family="presentation">
      <style:graphic-properties draw:stroke="none" draw:fill="none">
        <text:list-style style:name="Paul_20_2.0-notes" style:display-name="Paul 2.0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font-name-asian="MS Gothic" style:font-family-asian="'MS Gothic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Paul_20_2.0-outline1" style:display-name="Paul 2.0-outline1" style:family="presentation">
      <style:graphic-properties draw:stroke="none" draw:fill="none">
        <text:list-style style:name="Paul_20_2.0-outline1" style:display-name="Paul 2.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MS Gothic" style:font-family-asian="'MS Gothic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Paul_20_2.0-outline2" style:display-name="Paul 2.0-outline2" style:family="presentation" style:parent-style-name="Paul_20_2.0-outline1">
      <style:paragraph-properties fo:margin-left="1.799cm" fo:margin-right="0cm" fo:margin-top="0cm" fo:margin-bottom="0.3cm" fo:text-indent="-0.6cm"/>
      <style:text-properties fo:font-size="21pt" style:font-size-asian="28pt" style:font-size-complex="28pt"/>
    </style:style>
    <style:style style:name="Paul_20_2.0-outline3" style:display-name="Paul 2.0-outline3" style:family="presentation" style:parent-style-name="Paul_20_2.0-outline2">
      <style:paragraph-properties fo:margin-left="2.698cm" fo:margin-right="0cm" fo:margin-top="0cm" fo:margin-bottom="0.224cm" fo:text-indent="-0.449cm"/>
      <style:text-properties fo:font-size="18pt" style:font-size-asian="24pt" style:font-size-complex="24pt"/>
    </style:style>
    <style:style style:name="Paul_20_2.0-outline4" style:display-name="Paul 2.0-outline4" style:family="presentation" style:parent-style-name="Paul_20_2.0-outline3">
      <style:paragraph-properties fo:margin-left="3.596cm" fo:margin-right="0cm" fo:margin-top="0cm" fo:margin-bottom="0.149cm" fo:text-indent="-0.449cm"/>
      <style:text-properties fo:font-size="15pt" style:font-size-asian="20pt" style:font-size-complex="20pt"/>
    </style:style>
    <style:style style:name="Paul_20_2.0-outline5" style:display-name="Paul 2.0-outline5" style:family="presentation" style:parent-style-name="Paul_20_2.0-outline4">
      <style:paragraph-properties fo:margin-left="4.495cm" fo:margin-right="0cm" fo:margin-top="0cm" fo:margin-bottom="0.074cm" fo:text-indent="-0.449cm"/>
      <style:text-properties fo:font-size="15pt" style:font-size-asian="20pt" style:font-size-complex="20pt"/>
    </style:style>
    <style:style style:name="Paul_20_2.0-outline6" style:display-name="Paul 2.0-outline6" style:family="presentation" style:parent-style-name="Paul_20_2.0-outline5">
      <style:paragraph-properties fo:margin-left="5.394cm" fo:margin-right="0cm" fo:margin-top="0cm" fo:margin-bottom="0.074cm" fo:text-indent="-0.449cm"/>
      <style:text-properties fo:font-size="15pt" style:font-size-asian="20pt" style:font-size-complex="20pt"/>
    </style:style>
    <style:style style:name="Paul_20_2.0-outline7" style:display-name="Paul 2.0-outline7" style:family="presentation" style:parent-style-name="Paul_20_2.0-outline6">
      <style:paragraph-properties fo:margin-left="6.294cm" fo:margin-right="0cm" fo:margin-top="0cm" fo:margin-bottom="0.074cm" fo:text-indent="-0.449cm"/>
      <style:text-properties fo:font-size="15pt" style:font-size-asian="20pt" style:font-size-complex="20pt"/>
    </style:style>
    <style:style style:name="Paul_20_2.0-outline8" style:display-name="Paul 2.0-outline8" style:family="presentation" style:parent-style-name="Paul_20_2.0-outline7">
      <style:paragraph-properties fo:margin-left="7.193cm" fo:margin-right="0cm" fo:margin-top="0cm" fo:margin-bottom="0.074cm" fo:text-indent="-0.449cm"/>
      <style:text-properties fo:font-size="15pt" style:font-size-asian="20pt" style:font-size-complex="20pt"/>
    </style:style>
    <style:style style:name="Paul_20_2.0-outline9" style:display-name="Paul 2.0-outline9" style:family="presentation" style:parent-style-name="Paul_20_2.0-outline8">
      <style:paragraph-properties fo:margin-left="8.092cm" fo:margin-right="0cm" fo:margin-top="0cm" fo:margin-bottom="0.074cm" fo:text-indent="-0.449cm"/>
      <style:text-properties fo:font-size="15pt" style:font-size-asian="20pt" style:font-size-complex="20pt"/>
    </style:style>
    <style:style style:name="Paul_20_2.0-subtitle" style:display-name="Paul 2.0-subtitle" style:family="presentation">
      <style:graphic-properties draw:stroke="none" draw:fill="none" draw:textarea-vertical-align="middle">
        <text:list-style style:name="Paul_20_2.0-subtitle" style:display-name="Paul 2.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S Gothic" style:font-family-asian="'MS Gothic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Paul_20_2.0-title" style:display-name="Paul 2.0-title" style:family="presentation">
      <style:graphic-properties draw:stroke="none" draw:fill="none" draw:textarea-vertical-align="middle">
        <text:list-style style:name="Paul_20_2.0-title" style:display-name="Paul 2.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72pt" fo:font-style="normal" fo:text-shadow="none" style:text-underline-style="none" fo:font-weight="bold" style:font-name-asian="MS Gothic" style:font-family-asian="'MS Gothic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ul_20_2.0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Paul_20_2.0-outline1">
      <style:graphic-properties draw:fill-color="#ffffff" draw:auto-grow-height="false" fo:min-height="13.86cm"/>
      <style:paragraph-properties style:writing-mode="lr-tb"/>
    </style:style>
    <style:style style:name="Mpr6" style:family="presentation" style:parent-style-name="Paul_20_2.0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Paul_20_2.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Paul_20_2.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0cm" fo:margin-right="0cm" fo:text-indent="0cm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aul_20_2.0" style:display-name="Paul 2.0" style:page-layout-name="PM1" draw:style-name="Mdp1">
      <draw:frame presentation:style-name="Mpr4" draw:text-style-name="MP8" draw:layer="backgroundobjects" svg:width="25.199cm" svg:height="14.747cm" svg:x="1.4cm" svg:y="0.627cm" presentation:class="title">
        <draw:text-box>
          <text:p text:style-name="MP7">Click to edit the title text format</text:p>
        </draw:text-box>
      </draw:frame>
      <draw:frame presentation:style-name="Mpr5" draw:text-style-name="MP9" draw:layer="backgroundobjects" svg:width="25.199cm" svg:height="1.33cm" svg:x="1.4cm" svg:y="12.75cm" presentation:class="outline">
        <draw:text-box>
          <text:list text:style-name="ML4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  <text:list>
                                            <text:list-item>
                                              <text:p text:style-name="M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086cm" svg:x="1.4cm" svg:y="14.348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086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086cm" svg:x="20.076cm" svg:y="14.348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Paul_20_2.0-title" draw:layer="backgroundobjects" svg:width="14.848cm" svg:height="11.136cm" svg:x="3.075cm" svg:y="2.257cm" presentation:class="page"/>
        <draw:frame presentation:style-name="Paul_20_2.0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ul Fenwick</meta:initial-creator>
    <meta:creation-date>2024-02-22T09:42:37.340615161</meta:creation-date>
    <dc:date>2024-02-22T12:44:59.786389327</dc:date>
    <dc:creator>Paul Fenwick</dc:creator>
    <meta:editing-duration>PT28M28S</meta:editing-duration>
    <meta:editing-cycles>7</meta:editing-cycles>
    <meta:generator>LibreOffice/6.4.7.2$Linux_X86_64 LibreOffice_project/40$Build-2</meta:generator>
    <meta:document-statistic meta:object-count="182"/>
  </office:meta>
</office:document-meta>
</file>